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officeooo:rsid="001d2eaf" officeooo:paragraph-rsid="001d2eaf" style:font-size-asian="21pt" style:font-size-complex="24pt"/>
    </style:style>
    <style:style style:name="P2" style:family="paragraph" style:parent-style-name="Standard">
      <style:paragraph-properties fo:text-align="center" style:justify-single-word="false"/>
      <style:text-properties style:font-name="Arial" fo:font-size="24pt" fo:font-weight="bold" officeooo:rsid="001d2eaf" officeooo:paragraph-rsid="001d2eaf"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Arial" fo:font-size="12pt" fo:font-weight="bold" officeooo:rsid="001ece8d" officeooo:paragraph-rsid="001ece8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1ece8d" officeooo:paragraph-rsid="001ece8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T1" style:family="text">
      <style:text-properties officeooo:rsid="00208d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1"/>
      <text:p text:style-name="P3">1.1 Beschreibung</text:p>
      <text:p text:style-name="P3"/>
      <text:p text:style-name="P4">Das Projekt heißt Testmaker und soll für Lehrer und Privatpersonen eine Einfache möglichkeit sein Fahrschulähnliche Testbögen zu erstellen und zu verwalten. </text:p>
      <text:p text:style-name="P4">Den Erstellern der Tests wird eine übersichtliche Oberfläche geboten, die ermöglichen soll, einfach und schnell Fragebögen zu erstellen. Zudem wird dem Ersteller die Möglichkeit geboten die Statistiken seiner Schüler anzusehen. Auch die Schüler haben die Möglichkeit ihren eigenen Vortschritt zu verfolgen. Damit jeder unabhängig voneinander lernen kann, gibt es ein Anmeldesystem durch das nur Zugriff auf die eigenen Daten gewährt wird. Lediglich der Ersteller des Kurses kann die Daten aller Schüler einsehen.</text:p>
      <text:p text:style-name="P4"/>
      <text:p text:style-name="P3">1.2 Ziele</text:p>
      <text:p text:style-name="P3"/>
      <text:p text:style-name="P5">Das Projekt richtet sich hauptsächlich an Lehrer von Schulen. Der Testmaker hat mehrere Anwendugsmöglichkeiten. Zum einen kann er verwendet werden um Hausaufgaben automatich abzufragen, wodurch eine menge Zeit gespart werden kann. Es ist auch möglich einen richtigen Test durchzuführen. Da sich die Tests von Jahr zu Jahr unterscheiden müssen, ist eine einfache möglichkeit eingebaut diese zu bearbeiten.</text:p>
      <text:p text:style-name="P5">Dies soll jedoch nicht als Allzweckmittel für Hausaufgaben und Tests eingesetzt werden, da diese Art von Fragebögen keine gute Representation des Lernstandes sind. Es soll lediglich eine Erweiterung der Lehrmethoden sei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49S</meta:editing-duration>
    <meta:editing-cycles>4</meta:editing-cycles>
    <meta:generator>LibreOffice/5.0.5.2$Windows_x86 LibreOffice_project/55b006a02d247b5f7215fc6ea0fde844b30035b3</meta:generator>
    <dc:date>2018-05-17T05:19:51.433000000</dc:date>
    <meta:document-statistic meta:table-count="0" meta:image-count="0" meta:object-count="0" meta:page-count="1" meta:paragraph-count="7" meta:word-count="186" meta:character-count="1332" meta:non-whitespace-character-count="1152"/>
    <meta:user-defined meta:name="Info 1"/>
    <meta:user-defined meta:name="Info 2"/>
    <meta:user-defined meta:name="Info 3"/>
    <meta:user-defined meta:name="Info 4"/>
  </office:meta>
</office:document-meta>
</file>